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text-align="start" style:justify-single-word="false" style:writing-mode="lr-tb"/>
      <style:text-properties style:font-name="Calibri" officeooo:paragraph-rsid="00122cd9"/>
    </style:style>
    <style:style style:name="P2" style:family="paragraph" style:parent-style-name="Standard" style:list-style-name="">
      <style:paragraph-properties fo:margin-left="0.2917in" fo:margin-right="0in" fo:text-indent="0in" style:auto-text-indent="false">
        <style:tab-stops>
          <style:tab-stop style:position="0.2953in"/>
        </style:tab-stops>
      </style:paragraph-properties>
      <style:text-properties style:font-name="Calibri" officeooo:paragraph-rsid="00122cd9"/>
    </style:style>
    <style:style style:name="P3" style:family="paragraph" style:parent-style-name="Standard" style:list-style-name="WWNum4">
      <style:paragraph-properties fo:margin-left="0.2917in" fo:margin-right="0in" fo:text-indent="0in" style:auto-text-indent="false">
        <style:tab-stops>
          <style:tab-stop style:position="0.2953in"/>
        </style:tab-stops>
      </style:paragraph-properties>
      <style:text-properties style:font-name="Calibri" officeooo:paragraph-rsid="00122cd9"/>
    </style:style>
    <style:style style:name="P4" style:family="paragraph" style:parent-style-name="Standard" style:list-style-name="">
      <style:paragraph-properties fo:margin-left="0.2917in" fo:margin-right="0in" fo:text-indent="0in" style:auto-text-indent="false">
        <style:tab-stops>
          <style:tab-stop style:position="0.2953in"/>
        </style:tab-stops>
      </style:paragraph-properties>
      <style:text-properties style:font-name="Calibri" fo:font-size="11pt" fo:language="en" fo:country="none" officeooo:paragraph-rsid="00122cd9" style:font-size-asian="11pt" style:font-size-complex="11pt"/>
    </style:style>
    <style:style style:name="P5" style:family="paragraph" style:parent-style-name="Standard" style:list-style-name="">
      <style:paragraph-properties fo:margin-left="0.2917in" fo:margin-right="0in" fo:text-indent="0in" style:auto-text-indent="false">
        <style:tab-stops>
          <style:tab-stop style:position="0.2953in"/>
        </style:tab-stops>
      </style:paragraph-properties>
      <style:text-properties style:font-name="Calibri" fo:font-size="11pt" fo:language="en" fo:country="none" officeooo:paragraph-rsid="00122cd9" style:font-size-asian="11pt" style:font-size-complex="11pt"/>
    </style:style>
    <style:style style:name="P6" style:family="paragraph" style:parent-style-name="Standard" style:list-style-name="">
      <style:paragraph-properties fo:margin-left="0.2917in" fo:margin-right="0in" fo:text-indent="0in" style:auto-text-indent="false">
        <style:tab-stops>
          <style:tab-stop style:position="0.2953in"/>
        </style:tab-stops>
      </style:paragraph-properties>
      <style:text-properties style:font-name="Calibri" fo:font-size="11pt" fo:language="en" fo:country="none" fo:font-weight="bold" officeooo:paragraph-rsid="00122cd9" style:font-size-asian="11pt" style:font-weight-asian="bold" style:font-size-complex="11pt" style:font-weight-complex="bold"/>
    </style:style>
    <style:style style:name="P7" style:family="paragraph" style:parent-style-name="Standard" style:list-style-name="">
      <style:paragraph-properties fo:margin-left="0.2917in" fo:margin-right="0in" fo:text-indent="0in" style:auto-text-indent="false">
        <style:tab-stops>
          <style:tab-stop style:position="0.2953in"/>
        </style:tab-stops>
      </style:paragraph-properties>
      <style:text-properties style:font-name="Calibri" fo:font-size="11pt" officeooo:paragraph-rsid="00122cd9" style:font-size-asian="11pt" style:font-size-complex="11pt"/>
    </style:style>
    <style:style style:name="P8" style:family="paragraph" style:parent-style-name="Standard" style:list-style-name="WWNum3">
      <style:paragraph-properties fo:margin-left="0.2953in" fo:margin-right="0in" fo:text-indent="-0.2953in" style:auto-text-indent="false"/>
      <style:text-properties style:font-name="Calibri" officeooo:paragraph-rsid="00122cd9"/>
    </style:style>
    <style:style style:name="P9" style:family="paragraph" style:parent-style-name="Standard" style:list-style-name="">
      <style:paragraph-properties fo:margin-left="0.5835in" fo:margin-right="0in" fo:text-indent="0in" style:auto-text-indent="false">
        <style:tab-stops>
          <style:tab-stop style:position="0.2953in"/>
        </style:tab-stops>
      </style:paragraph-properties>
      <style:text-properties style:font-name="Calibri" officeooo:paragraph-rsid="00122cd9"/>
    </style:style>
    <style:style style:name="T1" style:family="text">
      <style:text-properties style:font-name="Calibri1" fo:font-size="11pt" fo:language="en" fo:country="none" style:font-size-asian="11pt" style:font-size-complex="11pt"/>
    </style:style>
    <style:style style:name="T2" style:family="text">
      <style:text-properties style:font-name="Calibri1" fo:font-size="11pt" fo:language="en" fo:country="none" fo:font-weight="bold" style:font-size-asian="11pt" style:font-weight-asian="bold" style:font-size-complex="11pt" style:font-weight-complex="bold"/>
    </style:style>
    <style:style style:name="T3" style:family="text">
      <style:text-properties style:font-name="Calibri1" fo:font-size="11pt" fo:language="en" fo:country="none" fo:font-weight="normal" style:font-size-asian="11pt" style:font-weight-asian="normal" style:font-size-complex="11pt" style:font-weight-complex="normal"/>
    </style:style>
    <style:style style:name="T4" style:family="text">
      <style:text-properties style:font-name="Calibri1"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5" style:family="text">
      <style:text-properties style:font-name="Calibri1" fo:font-size="11pt" fo:language="en" fo:country="none" style:text-underline-style="none" fo:font-weight="bold" style:font-size-asian="11pt" style:font-weight-asian="bold" style:font-size-complex="11pt" style:font-weight-complex="bold"/>
    </style:style>
    <style:style style:name="T6" style:family="text">
      <style:text-properties style:font-name="Calibri1" fo:font-size="11pt" fo:font-style="italic" style:font-size-asian="11pt" style:font-style-asian="italic" style:font-size-complex="11pt" style:font-style-complex="italic"/>
    </style:style>
    <style:style style:name="T7" style:family="text">
      <style:text-properties style:font-name="Calibri1" fo:font-size="11pt" style:font-size-asian="11pt" style:font-size-complex="11pt"/>
    </style:style>
    <style:style style:name="T8" style:family="text">
      <style:text-properties fo:language="en" fo:country="none"/>
    </style:style>
    <style:style style:name="T9" style:family="text">
      <style:text-properties fo:font-size="11pt" fo:language="en" fo:country="none" fo:font-weight="bold" style:font-size-asian="11pt" style:font-weight-asian="bold" style:font-size-complex="11pt" style:font-weight-complex="bold"/>
    </style:style>
    <style:style style:name="T10" style:family="text">
      <style:text-properties fo:font-size="11pt" fo:language="en" fo:country="none" fo:font-weight="bold" style:font-size-asian="11pt" style:font-weight-asian="bold" style:font-size-complex="11pt" style:font-weight-complex="bold"/>
    </style:style>
    <style:style style:name="T11" style:family="text">
      <style:text-properties fo:font-size="11pt" fo:language="en" fo:country="none" style:font-size-asian="11pt" style:font-size-complex="11pt"/>
    </style:style>
    <style:style style:name="T12" style:family="text">
      <style:text-properties fo:font-size="11pt" fo:language="en" fo:country="none" style:font-size-asian="11pt" style:font-size-complex="11pt"/>
    </style:style>
    <style:style style:name="T13" style:family="text">
      <style:text-properties fo:font-size="11pt" fo:language="en" fo:country="none" fo:font-weight="normal" style:font-size-asian="11pt" style:font-weight-asian="normal" style:font-size-complex="11pt" style:font-weight-complex="normal"/>
    </style:style>
    <style:style style:name="T14" style:family="text">
      <style:text-properties fo:font-size="11pt" fo:language="en" fo:country="none" fo:font-weight="normal" style:font-size-asian="11pt" style:font-weight-asian="normal" style:font-size-complex="11pt" style:font-weight-complex="normal"/>
    </style:style>
    <style:style style:name="T15" style:family="text">
      <style:text-properties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16" style:family="text">
      <style:text-properties fo:font-size="11pt" fo:language="en" fo:country="none" style:text-underline-style="none" fo:font-weight="bold" style:font-size-asian="11pt" style:font-weight-asian="bold" style:font-size-complex="11pt" style:font-weight-complex="bold"/>
    </style:style>
    <style:style style:name="T17" style:family="text">
      <style:text-properties fo:font-size="11pt" style:font-size-asian="11pt" style:font-size-complex="11pt"/>
    </style:style>
    <style:style style:name="T18" style:family="text">
      <style:text-properties fo:font-size="11pt" style:font-size-asian="11pt" style:font-size-complex="11pt"/>
    </style:style>
    <style:style style:name="T19" style:family="text">
      <style:text-properties fo:font-size="11pt" fo:font-style="italic" style:font-size-asian="11pt" style:font-style-asian="italic" style:font-size-complex="11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8">TUGAS PRAKTIKUM</text:span></text:h>
      <text:list xml:id="list3204568528" text:style-name="WWNum3">
        <text:list-item>
          <text:p text:style-name="P8"><text:span text:style-name="T9">Hercules punya rumah?</text:span></text:p>
        </text:list-item>
      </text:list>
      <text:p text:style-name="P2"><text:span text:style-name="T17">Hercules, preman terkenal seantero ibukota,</text:span><text:span text:style-name="T11"> memiliki kerabat di banyak daerah. Tentunya Hercules sangat suka mengunjungi semua kerabatnya itu.</text:span></text:p>
      <text:p text:style-name="P4"/>
      <text:p text:style-name="P2"><text:span text:style-name="T11">[</text:span><text:span text:style-name="T9">Terbimbing</text:span><text:span text:style-name="T11">]</text:span></text:p>
      <text:p text:style-name="P2"><text:span text:style-name="T11">Diberikan masukan nomor rumah dari semua kerabatnya disuatu daerah, buatlah program </text:span><text:span text:style-name="T9">rumahkerabat</text:span><text:span text:style-name="T11"> yang akan menyusun nomor-nomor rumah kerabatnya secara terurut membesar menggunakan algoritma selection sort. </text:span></text:p>
      <text:p text:style-name="P4"/>
      <text:p text:style-name="P2"><text:span text:style-name="T11">Masukan dimulai dengan sebuah integer </text:span><text:span text:style-name="T9">n</text:span><text:span text:style-name="T11"> (0 &lt; n &lt; 1000), banyaknya daerah dimana kerabat Hercules tinggal. Isi </text:span><text:span text:style-name="T9">n</text:span><text:span text:style-name="T11"> baris berikutnya selalu dimulai dengan sebuah integer </text:span><text:span text:style-name="T9">m</text:span><text:span text:style-name="T11"> (0 &lt; m &lt; 1000000) yang menyatakan banyaknya rumah kerabat di daerah tersebut, diikuti dengan rangkaian bilangan bulat positif, nomor rumah para kerabat.</text:span></text:p>
      <text:p text:style-name="P4"/>
      <text:p text:style-name="P2"><text:span text:style-name="T11">Keluaran terdiri dari </text:span><text:span text:style-name="T9">n</text:span><text:span text:style-name="T11"> baris, yaitu rangkaian rumah kerabatnya terurut membesar di masing-masing daerah.</text:span></text:p>
      <text:p text:style-name="P4"/>
      <text:p text:style-name="P2"><text:span text:style-name="T9">Contoh masukan</text:span><text:span text:style-name="T11">:</text:span></text:p>
      <text:p text:style-name="P2"><text:span text:style-name="T11">3</text:span></text:p>
      <text:p text:style-name="P2"><text:span text:style-name="T11">5 2 1 7 9 13</text:span></text:p>
      <text:p text:style-name="P2"><text:span text:style-name="T11">6 189 15 27 39 75 133 </text:span></text:p>
      <text:p text:style-name="P2"><text:span text:style-name="T11">3 4 9 1</text:span></text:p>
      <text:p text:style-name="P4"/>
      <text:p text:style-name="P2"><text:span text:style-name="T9">Contoh keluaran</text:span><text:span text:style-name="T11">:</text:span></text:p>
      <text:p text:style-name="P2"><text:span text:style-name="T11">1 2 7 9 13</text:span></text:p>
      <text:p text:style-name="P2"><text:span text:style-name="T11">15 27 39 75 133 189</text:span></text:p>
      <text:p text:style-name="P2"><text:span text:style-name="T11">1 4 9</text:span></text:p>
      <text:p text:style-name="P4"/>
      <text:p text:style-name="P2"><text:span text:style-name="T9">Keterangan</text:span><text:span text:style-name="T11">:</text:span></text:p>
      <text:p text:style-name="P2"><text:span text:style-name="T11">Terdapat 3 daerah dalam contoh input, dan <text:s/>di masing-masing daerah mempunyai 5, 6, dan 3 kerabat.</text:span></text:p>
      <text:p text:style-name="P4"/>
      <text:p text:style-name="P2"><text:span text:style-name="T11">[</text:span><text:span text:style-name="T9">Mandiri</text:span><text:span text:style-name="T11">]</text:span></text:p>
      <text:p text:style-name="P2"><text:span text:style-name="T11">Belakangan diketahui ternyata Hercules itu tidak berani menyebrang jalan, maka selalu diusahakan agar hanya menyebrang jalan sesedikit mungkin, hanya diujung jalan. Karena nomor rumah sisi kiri jalan selalu ganjil dan sisi kanan jalan selalu genap, maka buatlah program </text:span><text:span text:style-name="T9">kerabatdekat</text:span><text:span text:style-name="T11"> yang akan menampilkan nomor rumah mulai dari nomor yang ganjil lebih dulu terurut membesar dan kemudian menampilkan nomor rumah dengan nomor genap terurut mengecil. <text:s/></text:span></text:p>
      <text:p text:style-name="P4"/>
      <text:p text:style-name="P2"><text:span text:style-name="T11">Format </text:span><text:span text:style-name="T9">Masukan</text:span><text:span text:style-name="T11"> masih persis sama seperti sebelumnya.</text:span></text:p>
      <text:p text:style-name="P4"/>
      <text:p text:style-name="P2"><text:span text:style-name="T9">Keluaran</text:span><text:span text:style-name="T11"> terdiri dari </text:span><text:span text:style-name="T9">n</text:span><text:span text:style-name="T11"> baris, yaitu rangkaian rumah kerabatnya terurut membesar untuk nomor ganjil, diikuti dengan terurut mengecil untuk nomor genap, di masing-masing daerah.</text:span></text:p>
      <text:p text:style-name="P4"/>
      <text:p text:style-name="P2"><text:span text:style-name="T9">Contoh masukan</text:span><text:span text:style-name="T11">:</text:span></text:p>
      <text:p text:style-name="P2"><text:span text:style-name="T11">3</text:span></text:p>
      <text:p text:style-name="P2"><text:span text:style-name="T11">5 2 1 8 12 13</text:span></text:p>
      <text:p text:style-name="P2"><text:span text:style-name="T11">6 189 15 27 39 75 133 </text:span></text:p>
      <text:p text:style-name="P2"><text:span text:style-name="T11">3 4 8 2</text:span></text:p>
      <text:p text:style-name="P4"/>
      <text:p text:style-name="P2"><text:soft-page-break/><text:span text:style-name="T9">Contoh keluaran</text:span><text:span text:style-name="T11">:</text:span></text:p>
      <text:p text:style-name="P2"><text:span text:style-name="T11">1 13 12 8 2</text:span></text:p>
      <text:p text:style-name="P2"><text:span text:style-name="T11">15 27 39 75 133 189</text:span></text:p>
      <text:p text:style-name="P2"><text:span text:style-name="T11">8 4 2</text:span></text:p>
      <text:p text:style-name="P4"/>
      <text:p text:style-name="P2"><text:span text:style-name="T9">Keterangan</text:span><text:span text:style-name="T11">:</text:span></text:p>
      <text:p text:style-name="P2"><text:span text:style-name="T11">Terdapat 3 daerah dalam contoh masukan. Baris kedua berisi campuran bilangan ganjil dan genap. Baris berikutnya hanya berisi bilangan ganjil, dan baris terakhir hanya berisi bilangan genap.</text:span></text:p>
      <text:p text:style-name="P4"/>
      <text:p text:style-name="P2"><text:span text:style-name="T9">Petunjuk:</text:span></text:p>
      <text:list xml:id="list2070352165" text:style-name="WWNum4">
        <text:list-item>
          <text:p text:style-name="P3"><text:span text:style-name="T13">Waktu pembacaan data, bilangan ganjil dan genap dipisahkan kedalam dua array yang berbeda, untuk kemudian masing-masing diurutkan tersendiri.</text:span></text:p>
        </text:list-item>
        <text:list-item>
          <text:p text:style-name="P3"><text:span text:style-name="T13">Atau, tetap disimpan dalam satu array, diurutkan secara keseluruhan. Tetapi pada waktu pencetakan, mulai dengan mencetak semua nilai ganjil lebih dulu, kemudian setelah selesai cetaklah semua nilai genapnya.</text:span></text:p>
        </text:list-item>
      </text:list>
      <text:list xml:id="list192529195514997" text:continue-list="list3204568528" text:style-name="WWNum3">
        <text:list-item>
          <text:p text:style-name="P8"><text:span text:style-name="T9">Ayo, kamu juga bisa!</text:span></text:p>
        </text:list-item>
      </text:list>
      <text:p text:style-name="P2"><text:span text:style-name="T11">Kompetisi pemrogaman yang baru saja berlalu diikuti oleh 17 tim dari berbagai perguruan tinggi ternama. Dalam kompetisi tersebut, setiap tim berlomba untuk menyelesaikan sebanyak mungkin problem yang diberikan. Dari 13 problem yang diberikan, ada satu problem yang menarik. Problem tersebut mudah dipahami, hampir semua tim mencoba untuk menyelesaikannya, tetapi hanya 3 tim yang berhasil. Apa sih problemnya?</text:span></text:p>
      <text:p text:style-name="P4"/>
      <text:p text:style-name="P9"><text:span text:style-name="T11">"</text:span><text:span text:style-name="T19">Median adalah nilai tengah dari suatu koleksi data yang sudah terurut. Jika jumlah data genap, maka nilai median adalah rerata dari kedua nilai tengahnya. Pada problem ini, semua data merupakan bilangan bulat positif, dan karenanya rerata nilai tengah dibulatkan kebawah.</text:span><text:span text:style-name="T11">"</text:span></text:p>
      <text:p text:style-name="P4"/>
      <text:p text:style-name="P2"><text:span text:style-name="T11">[</text:span><text:span text:style-name="T9">Terbimbing</text:span><text:span text:style-name="T13">]</text:span></text:p>
      <text:p text:style-name="P2"><text:span text:style-name="T11">Buatlah program </text:span><text:span text:style-name="T9">median</text:span><text:span text:style-name="T11"> yang mencetak nilai median </text:span><text:span text:style-name="T17">terhadap seluruh data yang sudah terbaca, jika </text:span><text:span text:style-name="T11">data yang dibaca saat itu adalah 0.</text:span></text:p>
      <text:p text:style-name="P4"/>
      <text:p text:style-name="P2"><text:span text:style-name="T9">Masukan</text:span><text:span text:style-name="T11"> berbentuk rangkaian bilangan bulat. Masukan tidak akan berisi lebih dari 1000000 data, tidak termasuk bilangan 0. Data 0 merupakan tanda bahwa median harus dicetak, tidak termasuk data yang dicari mediannya. Data masukan diakhiri dengan bilangan bulat -5313541.</text:span></text:p>
      <text:p text:style-name="P4"/>
      <text:p text:style-name="P2"><text:span text:style-name="T9">Keluaran</text:span><text:span text:style-name="T11"> adalah median yang diminta, satu data perbaris.</text:span></text:p>
      <text:p text:style-name="P4"/>
      <text:p text:style-name="P2"><text:span text:style-name="T9">Contoh masukan</text:span><text:span text:style-name="T11">:</text:span></text:p>
      <text:p text:style-name="P2"><text:span text:style-name="T11">7 23 11 </text:span><text:span text:style-name="T15">0</text:span><text:span text:style-name="T11"> 5 19 2 29 3 13 17 </text:span><text:span text:style-name="T15">0</text:span><text:span text:style-name="T16"> </text:span><text:span text:style-name="T11"><text:s/>-5313541</text:span></text:p>
      <text:p text:style-name="P4"/>
      <text:p text:style-name="P2"><text:span text:style-name="T9">Contoh keluaran</text:span><text:span text:style-name="T11">:</text:span></text:p>
      <text:p text:style-name="P2"><text:span text:style-name="T11">11</text:span></text:p>
      <text:p text:style-name="P2"><text:span text:style-name="T11">12</text:span></text:p>
      <text:p text:style-name="P4"/>
      <text:p text:style-name="P2"><text:span text:style-name="T9">Keterangan</text:span><text:span text:style-name="T13">:</text:span></text:p>
      <text:p text:style-name="P2"><text:span text:style-name="T11">Sampai bilangan 0 yang pertama, data terbaca adalah 7 23 11, setelah tersusun: 7 </text:span><text:span text:style-name="T9">11</text:span><text:span text:style-name="T11"> 23, maka median saat itu adalah 11.</text:span></text:p>
      <text:p text:style-name="P2"><text:span text:style-name="T11">Sampai bilangan 0 yang kedua, data adalah 7 23 11 5 19 2 29 3 13 17, setelah tersusun diperoleh: 2 3 5 7 </text:span><text:span text:style-name="T9">11 13</text:span><text:span text:style-name="T11"> 17 19 23 29. Karena ada 10 data, genap, maka median adalah (11+13)/2=12.</text:span></text:p>
      <text:p text:style-name="P6"/>
      <text:p text:style-name="P2"><text:span text:style-name="T9">Petunjuk</text:span><text:span text:style-name="T11">:</text:span></text:p>
      <text:p text:style-name="P2"><text:span text:style-name="T11">Untuk setiap data bukan 0 (dan bukan marker -5313541) simpan ke dalam array,</text:span></text:p>
      <text:p text:style-name="P2"><text:span text:style-name="T11">Dan setiap kali menemukan bilangan 0, urutkanlah data yang sudah tersimpan dengan menggunakan metoda insertion sort dan ambil mediannya.</text:span></text:p>
      <text:p text:style-name="P4"><text:soft-page-break/></text:p>
      <text:p text:style-name="P2"><text:span text:style-name="T11">[</text:span><text:span text:style-name="T9">Mandiri</text:span><text:span text:style-name="T13">]</text:span></text:p>
      <text:p text:style-name="P2"><text:span text:style-name="T11">Tetapi mungkin itulah ide yang banyak digunakan tim lain. Tentunya kalian dapat membuat program yang lebih baik dan lebih cepat dari ini. Dengan insertion sort, bagian data yang sudah kalian urutkan, tidak perlu kalian urutkan lagi kan.</text:span></text:p>
      <text:p text:style-name="P2"><text:span text:style-name="T11">Buatlah program </text:span><text:span text:style-name="T9">youdian</text:span><text:span text:style-name="T11"> yang menerapkan ide ini untuk memperbaiki program median sebelumnya.</text:span></text:p>
      <text:p text:style-name="P7"/>
      <text:p text:style-name="P2"><text:span text:style-name="T9">Format Masukan</text:span><text:span text:style-name="T11"> dan </text:span><text:span text:style-name="T9">Keluaran</text:span><text:span text:style-name="T11"> masih sama seperti diatas.</text:span></text:p>
      <text:p text:style-name="P4"/>
      <text:p text:style-name="P2"><text:span text:style-name="T9">Contoh masukan </text:span><text:span text:style-name="T13">dan</text:span><text:span text:style-name="T9"> keluaran </text:span><text:span text:style-name="T13">juga masih sama seperti sebelumnya.</text:span></text:p>
      <text:p text:style-name="P2"><text:span text:style-name="T11">Contoh lain terdapat dalam file, silakan tanya asprak</text:span></text:p>
      <text:p text:style-name="P4"/>
      <text:p text:style-name="P2"><text:span text:style-name="T9">Petunjuk</text:span><text:span text:style-name="T11">:</text:span></text:p>
      <text:p text:style-name="P2"><text:span text:style-name="T11">Untuk setiap data bukan 0 (dan bukan marker) sisipkan ke dalam array dengan menggunakan metoda penyisipan yang ada dalam metoda insertion sort.</text:span></text:p>
      <text:p text:style-name="P2"><text:span text:style-name="T11">Dan setiap kali menemukan bilangan 0 dan karena data sudah terurut, ambil langsung medianny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D"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1807in" fo:margin-bottom="0.1807in" loext:contextual-spacing="false" fo:line-height="173%" fo:keep-together="always" fo:keep-with-next="always"/>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i">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i">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7T19:22:47.233000000</meta:creation-date>
    <dc:date>2019-11-17T19:25:28.644000000</dc:date>
    <meta:editing-duration>PT2M41S</meta:editing-duration>
    <meta:editing-cycles>1</meta:editing-cycles>
    <meta:document-statistic meta:table-count="0" meta:image-count="0" meta:object-count="0" meta:page-count="3" meta:paragraph-count="63" meta:word-count="771" meta:character-count="4928" meta:non-whitespace-character-count="4217"/>
    <meta:generator>LibreOffice/6.3.1.2$Windows_X86_64 LibreOffice_project/b79626edf0065ac373bd1df5c28bd630b4424273</meta:generator>
  </office:meta>
</office:document-meta>
</file>